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103.7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9992.008415" calcext:value-type="float">
            <text:p>9992.00841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2" calcext:value-type="float">
            <text:p>4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8" calcext:value-type="float">
            <text:p>6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3" calcext:value-type="float">
            <text:p>6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6" calcext:value-type="float">
            <text:p>6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" calcext:value-type="float">
            <text:p>5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" calcext:value-type="float">
            <text:p>5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" calcext:value-type="float">
            <text:p>62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ERUN</text:p>
          </table:table-cell>
          <table:table-cell table:style-name="ce11" office:value-type="float" office:value="72" calcext:value-type="float">
            <text:p>72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0:03:04.151793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5:00:23.623562868</meta:creation-date>
    <meta:generator>LibreOffice/6.0.7.3$Linux_X86_64 LibreOffice_project/00m0$Build-3</meta:generator>
    <dc:date>2021-10-20T17:59:06.940380181</dc:date>
    <meta:editing-duration>P4DT12H21M50S</meta:editing-duration>
    <meta:editing-cycles>92</meta:editing-cycles>
    <meta:document-statistic meta:table-count="1" meta:cell-count="2078" meta:object-count="0"/>
  </office:meta>
</office:document-meta>
</file>